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C0000001D36273D99C463C3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ans" officeooo:rsid="0053254f" officeooo:paragraph-rsid="0053254f"/>
    </style:style>
    <style:style style:name="P2" style:family="paragraph" style:parent-style-name="Preformatted_20_Text" style:list-style-name="L1">
      <style:paragraph-properties fo:line-height="115%"/>
      <style:text-properties fo:color="#000000" style:font-name="Liberation Sans" fo:font-size="10pt" fo:font-style="normal" officeooo:rsid="00247b10" officeooo:paragraph-rsid="0044903c" style:font-size-asian="10pt" style:font-style-asian="normal" style:font-size-complex="10pt" style:font-style-complex="normal"/>
    </style:style>
    <style:style style:name="P3" style:family="paragraph" style:parent-style-name="Preformatted_20_Text" style:list-style-name="L1">
      <style:paragraph-properties fo:line-height="115%"/>
      <style:text-properties fo:color="#000000" style:font-name="Liberation Sans" fo:font-size="10pt" fo:font-style="normal" officeooo:rsid="00247b10" officeooo:paragraph-rsid="0045d7e7" style:font-size-asian="10pt" style:font-style-asian="normal" style:font-size-complex="10pt" style:font-style-complex="normal"/>
    </style:style>
    <style:style style:name="P4" style:family="paragraph" style:parent-style-name="Preformatted_20_Text" style:list-style-name="L1">
      <style:paragraph-properties fo:line-height="115%"/>
      <style:text-properties fo:color="#000000" style:font-name="Liberation Sans" fo:font-size="10pt" fo:font-style="normal" officeooo:rsid="00247b10" officeooo:paragraph-rsid="0047ba1e" style:font-size-asian="10pt" style:font-style-asian="normal" style:font-size-complex="10pt" style:font-style-complex="normal"/>
    </style:style>
    <style:style style:name="P5" style:family="paragraph" style:parent-style-name="Preformatted_20_Text">
      <style:paragraph-properties fo:line-height="115%"/>
      <style:text-properties fo:color="#000000" style:font-name="Liberation Sans" fo:font-size="10pt" fo:font-style="normal" officeooo:rsid="00247b10" officeooo:paragraph-rsid="0047ba1e" style:font-size-asian="10pt" style:font-style-asian="normal" style:font-size-complex="10pt" style:font-style-complex="normal"/>
    </style:style>
    <style:style style:name="P6" style:family="paragraph" style:parent-style-name="Preformatted_20_Text" style:list-style-name="L1">
      <style:paragraph-properties fo:line-height="115%"/>
      <style:text-properties fo:color="#000000" style:font-name="Liberation Sans" fo:font-size="10pt" officeooo:rsid="00247b10" officeooo:paragraph-rsid="0047ba1e" style:font-size-asian="10pt" style:font-size-complex="10pt"/>
    </style:style>
    <style:style style:name="P7" style:family="paragraph" style:parent-style-name="Preformatted_20_Text" style:list-style-name="L1">
      <style:paragraph-properties fo:line-height="115%"/>
      <style:text-properties fo:color="#000000" style:font-name="Liberation Sans" fo:font-size="10pt" officeooo:rsid="00247b10" officeooo:paragraph-rsid="002285d3" style:font-size-asian="10pt" style:font-size-complex="10pt"/>
    </style:style>
    <style:style style:name="P8" style:family="paragraph" style:parent-style-name="Preformatted_20_Text">
      <style:paragraph-properties fo:line-height="115%"/>
      <style:text-properties fo:color="#000000" style:font-name="Liberation Sans" fo:font-size="10pt" officeooo:rsid="00247b10" officeooo:paragraph-rsid="002285d3" style:font-size-asian="10pt" style:font-size-complex="10pt"/>
    </style:style>
    <style:style style:name="P9" style:family="paragraph" style:parent-style-name="Preformatted_20_Text">
      <style:paragraph-properties fo:line-height="115%" fo:text-align="center" style:justify-single-word="false"/>
      <style:text-properties fo:color="#000000" style:font-name="Liberation Sans" fo:font-size="21pt" fo:font-style="normal" fo:font-weight="bold" officeooo:rsid="003304d7" officeooo:paragraph-rsid="003304d7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Preformatted_20_Text">
      <style:paragraph-properties fo:line-height="115%"/>
      <style:text-properties fo:color="#000000" style:font-name="Liberation Sans" fo:font-size="13pt" fo:font-style="normal" fo:font-weight="bold" officeooo:rsid="002a60d2" officeooo:paragraph-rsid="004a57a8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Preformatted_20_Text">
      <style:paragraph-properties fo:line-height="115%"/>
      <style:text-properties fo:color="#000000" style:font-name="Liberation Sans" fo:font-size="13pt" fo:font-style="normal" fo:font-weight="bold" officeooo:rsid="002a60d2" officeooo:paragraph-rsid="002a60d2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Preformatted_20_Text" style:list-style-name="L1">
      <style:paragraph-properties fo:line-height="115%"/>
      <style:text-properties style:font-name="Liberation Sans" fo:font-size="10pt" officeooo:paragraph-rsid="0045d7e7" style:font-size-asian="10pt" style:font-size-complex="10pt"/>
    </style:style>
    <style:style style:name="P13" style:family="paragraph" style:parent-style-name="Preformatted_20_Text" style:list-style-name="L1">
      <style:paragraph-properties fo:line-height="115%"/>
      <style:text-properties style:font-name="Liberation Sans" fo:font-size="10pt" officeooo:paragraph-rsid="0047ba1e" style:font-size-asian="10pt" style:font-size-complex="10pt"/>
    </style:style>
    <style:style style:name="P14" style:family="paragraph" style:parent-style-name="Preformatted_20_Text" style:list-style-name="L1">
      <style:paragraph-properties fo:line-height="115%"/>
      <style:text-properties style:font-name="Liberation Sans" officeooo:paragraph-rsid="0047ba1e"/>
    </style:style>
    <style:style style:name="T1" style:family="text">
      <style:text-properties fo:color="#000000" fo:font-style="italic" officeooo:rsid="00247b10" style:font-style-asian="italic" style:font-style-complex="italic"/>
    </style:style>
    <style:style style:name="T2" style:family="text">
      <style:text-properties fo:color="#000000" officeooo:rsid="00247b10"/>
    </style:style>
    <style:style style:name="T3" style:family="text">
      <style:text-properties fo:color="#000000" officeooo:rsid="0047ba1e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officeooo:rsid="00247b10" style:font-style-asian="normal" style:font-style-complex="normal"/>
    </style:style>
    <style:style style:name="T6" style:family="text">
      <style:text-properties fo:color="#000000" fo:font-size="10pt" officeooo:rsid="0047ba1e" style:font-size-asian="10pt" style:font-size-complex="10pt"/>
    </style:style>
    <style:style style:name="T7" style:family="text">
      <style:text-properties fo:color="#000000" fo:font-size="10pt" officeooo:rsid="00247b10" style:font-size-asian="10pt" style:font-size-complex="10pt"/>
    </style:style>
    <style:style style:name="T8" style:family="text">
      <style:text-properties officeooo:rsid="0044903c"/>
    </style:style>
    <style:style style:name="T9" style:family="text">
      <style:text-properties officeooo:rsid="0047ba1e"/>
    </style:style>
    <style:style style:name="T10" style:family="text">
      <style:text-properties officeooo:rsid="004a57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<text:span text:style-name="T8">1</text:span></text:p>
      <text:p text:style-name="P11"/>
      <text:p text:style-name="P11">Part A</text:p>
      <text:list xml:id="list980382975" text:style-name="L1">
        <text:list-item>
          <text:p text:style-name="P2">Where was the problem?</text:p>
          <text:list>
            <text:list-item>
              <text:p text:style-name="P2">in line 247 in abscissa.cpp</text:p>
            </text:list-item>
          </text:list>
        </text:list-item>
        <text:list-item>
          <text:p text:style-name="P3">Why did the program crash, and how did you find that reason?</text:p>
          <text:list>
            <text:list-item>
              <text:p text:style-name="P12"><text:span text:style-name="T5">The program crashes because of an access to a wrong address, the function </text:span><text:span text:style-name="T1">anslutningspropp</text:span><text:span text:style-name="T5"> is called with </text:span><text:span text:style-name="T1">*terminalhantering = 0</text:span><text:span text:style-name="T5"> which is a faulty address for the int pointer </text:span><text:span text:style-name="T1">terminalhantering</text:span><text:span text:style-name="T5">, found by debugging with gdb</text:span></text:p>
            </text:list-item>
          </text:list>
        </text:list-item>
        <text:list-item>
          <text:p text:style-name="P4">What did you do to fix the problem? </text:p>
          <text:list>
            <text:list-item>
              <text:p text:style-name="P4">comment out the line 247 in abscissa.cpp} that didn't work</text:p>
            </text:list-item>
          </text:list>
        </text:list-item>
      </text:list>
      <text:p text:style-name="P5"/>
      <text:p text:style-name="P10"><text:span text:style-name="T4">Part </text:span><text:span text:style-name="T10">B</text:span></text:p>
      <text:list xml:id="list161351618603104" text:continue-numbering="true" text:style-name="L1">
        <text:list-item>
          <text:p text:style-name="P6">Which of the phases and other parts of a compiler are present in the 2.9 program?</text:p>
          <text:list>
            <text:list-item>
              <text:p text:style-name="P13"><text:span text:style-name="T3">The </text:span><text:span text:style-name="T2">program contains the phases lexical analyzer (scanner) and syntax analyzer (parser). Also there is a semantic action contained that prints out the numbers and the operators in postfix notation.</text:span></text:p>
            </text:list-item>
          </text:list>
        </text:list-item>
        <text:list-item>
          <text:p text:style-name="P6">How are they implemented?</text:p>
          <text:list>
            <text:list-item>
              <text:p text:style-name="P13"><text:span text:style-name="T3">There</text:span><text:span text:style-name="T2"> is one function lexan for the lexical analyzer that scans the next char, saves the token value and then returns the token type. The parser is implemented as a predictive recursive-descent parser. There is one function for each non-terminal and a match function to ensure the right syntax. As a semantic action after each number or operator the token value is outputted.</text:span></text:p>
            </text:list-item>
          </text:list>
        </text:list-item>
        <text:list-item>
          <text:p text:style-name="P6">Which are missing?</text:p>
          <text:list>
            <text:list-item>
              <text:p text:style-name="P6">Semantic Analizer, Intermediate Code Generator, Code Optimizer, Code Generator, Machine Dependant Code Optimizer</text:p>
            </text:list-item>
          </text:list>
        </text:list-item>
        <text:list-item>
          <text:p text:style-name="P6">If you were to modify the 2.9 program so it actually calculates the values of the expressions, and not just prints out postfix code, how would you do that?</text:p>
          <text:list>
            <text:list-item>
              <text:p text:style-name="P14"><text:span text:style-name="T6">To</text:span><text:span text:style-name="T7"> calculate the values you can use a stack machine on the generated postfix output:</text:span></text:p>
              <text:list>
                <text:list-item>
                  <text:p text:style-name="P7">push numbers in top of stack</text:p>
                </text:list-item>
                <text:list-item>
                  <text:p text:style-name="P7">if operator: take two top numbers and push the result of the operation</text:p>
                </text:list-item>
              </text:list>
            </text:list-item>
          </text:list>
        </text:list-item>
      </text:list>
      <text:p text:style-name="P8"/>
      <text:p text:style-name="P10">Part <text:span text:style-name="T10">C</text:span></text:p>
      <text:list xml:id="list161351894848413" text:continue-numbering="true" text:style-name="L1">
        <text:list-item>
          <text:p text:style-name="P6">Does the macro work? (Addendum: Also show the macro!)</text:p>
          <text:list>
            <text:list-header>
              <text:p text:style-name="P7"><draw:frame draw:style-name="fr1" draw:name="Bild2" text:anchor-type="char" svg:x="1.815cm" svg:y="0.049cm" svg:width="9.984cm" svg:height="0.653cm" draw:z-index="0"><draw:image xlink:href="Pictures/10000000000001BC0000001D36273D99C463C3DF.png" xlink:type="simple" xlink:show="embed" xlink:actuate="onLoad" loext:mime-type="image/png"/></draw:frame></text:p>
              <text:p text:style-name="P7"/>
              <text:p text:style-name="P7"><text:span text:style-name="T9">No</text:span>, it does not work.</text:p>
            </text:list-header>
          </text:list>
        </text:list-item>
        <text:list-item>
          <text:p text:style-name="P7">Why, or why not?</text:p>
          <text:list>
            <text:list-item>
              <text:p text:style-name="P7">The self reference is not considered a macro call to prevent an infinitely large expansion. So the preprocessing result of e.g. "FACTORIAL(3)" is just "(3==0 ? 1 : 3*FACTORIAL(3 -1))".</text:p>
            </text:list-item>
          </text:list>
        </text:list-item>
        <text:list-item>
          <text:p text:style-name="P7">If it doesn't work: Explain how the C preprocessor would have to be modified for the macro to work!</text:p>
          <text:list>
            <text:list-item>
              <text:p text:style-name="P7">The preprocessor would have to expand the self reference and evaluate the calculation of the values to reach the stopping criterium and prevent a infinitely large expansion.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officeooo:rsid="0053254f" officeooo:paragraph-rsid="0053254f"/>
    </style:style>
    <style:page-layout style:name="Mpm1">
      <style:page-layout-properties fo:page-width="21.001cm" fo:page-height="29.7cm" style:num-format="1" style:print-orientation="portrait" fo:margin-top="1.14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inus Baumgärtn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21:54:20.357279993</meta:creation-date>
    <meta:generator>LibreOffice/6.4.7.2$Linux_X86_64 LibreOffice_project/40$Build-2</meta:generator>
    <dc:date>2022-09-23T16:13:13.756942236</dc:date>
    <meta:editing-duration>PT6H11M16S</meta:editing-duration>
    <meta:editing-cycles>35</meta:editing-cycles>
    <meta:document-statistic meta:table-count="0" meta:image-count="1" meta:object-count="0" meta:page-count="1" meta:paragraph-count="29" meta:word-count="394" meta:character-count="2199" meta:non-whitespace-character-count="1855"/>
  </office:meta>
</office:document-meta>
</file>